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71000045C900003D5BE8BBA190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7.864cm" svg:height="15.706cm" svg:x="5.126cm" svg:y="2.699cm">
          <draw:image xlink:href="Pictures/20000071000045C900003D5BE8BBA190.svm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587cm" svg:height="4.19cm" svg:x="2.794cm" svg:y="4.327cm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8$Build-9161</meta:generator>
    <meta:creation-date>2009-07-29T15:47:29</meta:creation-date>
    <dc:date>2009-08-05T16:47:36</dc:date>
    <dc:language>en-US</dc:language>
    <meta:editing-cycles>7</meta:editing-cycles>
    <meta:editing-duration>PT9M39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